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yriad Pro2"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Myriad Pro Cond" svg:font-family="'Myriad Pro Cond'" style:font-adornments="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s" fo:country="CL"/>
    </style:style>
    <style:style style:name="P2" style:family="paragraph" style:parent-style-name="Heading_20_2">
      <style:text-properties fo:language="es" fo:country="CL"/>
    </style:style>
    <style:style style:name="P3" style:family="paragraph" style:parent-style-name="Heading_20_3">
      <style:text-properties fo:language="es" fo:country="CL"/>
    </style:style>
    <style:style style:name="P4" style:family="paragraph" style:parent-style-name="Quotations">
      <style:paragraph-properties fo:padding="0.0201in" fo:border-left="0.0555in solid #e6e6ff" fo:border-right="none" fo:border-top="0.0555in solid #e6e6ff" fo:border-bottom="0.0555in solid #e6e6ff"/>
      <style:text-properties fo:language="es" fo:country="CL"/>
    </style:style>
    <style:style style:name="P5" style:family="paragraph" style:parent-style-name="Quotations">
      <style:text-properties fo:language="es" fo:country="CL"/>
    </style:style>
    <style:style style:name="P6" style:family="paragraph" style:parent-style-name="Heading_20_4">
      <style:text-properties fo:language="es" fo:country="CL"/>
    </style:style>
    <style:style style:name="P7" style:family="paragraph" style:parent-style-name="Heading_20_4">
      <style:text-properties fo:language="es" fo:country="CL" fo:font-weight="normal" style:font-weight-asian="normal" style:font-weight-complex="normal"/>
    </style:style>
    <style:style style:name="P8" style:family="paragraph" style:parent-style-name="critica">
      <style:text-properties fo:language="es" fo:country="CL"/>
    </style:style>
    <style:style style:name="P9" style:family="paragraph" style:parent-style-name="Heading_20_5">
      <style:text-properties fo:language="es" fo:country="CL"/>
    </style:style>
    <style:style style:name="P10" style:family="paragraph" style:parent-style-name="Heading_20_5">
      <style:text-properties fo:language="es" fo:country="CL" fo:font-weight="normal" style:font-weight-asian="normal" style:font-weight-complex="normal"/>
    </style:style>
    <style:style style:name="P11" style:family="paragraph" style:parent-style-name="Heading_20_5">
      <style:text-properties fo:language="es" fo:country="CL" fo:font-style="normal" fo:font-weight="normal" style:font-style-asian="normal" style:font-weight-asian="normal" style:font-style-complex="normal" style:font-weight-complex="normal"/>
    </style:style>
    <style:style style:name="P12" style:family="paragraph" style:parent-style-name="Text_20_body" style:list-style-name="L4"/>
    <style:style style:name="P13" style:family="paragraph" style:parent-style-name="Text_20_body">
      <style:text-properties fo:language="es" fo:country="CL"/>
    </style:style>
    <style:style style:name="P14" style:family="paragraph" style:parent-style-name="Text_20_body" style:list-style-name="L1">
      <style:text-properties fo:language="es" fo:country="CL" fo:font-style="normal" style:font-style-asian="normal" style:font-style-complex="normal"/>
    </style:style>
    <style:style style:name="P15" style:family="paragraph" style:parent-style-name="Text_20_body" style:list-style-name="L2">
      <style:text-properties fo:language="es" fo:country="CL" fo:font-style="normal" style:font-style-asian="normal" style:font-style-complex="normal"/>
    </style:style>
    <style:style style:name="P16" style:family="paragraph" style:parent-style-name="Text_20_body" style:list-style-name="L4">
      <style:text-properties fo:language="es" fo:country="CL" fo:font-style="normal" style:font-style-asian="normal" style:font-style-complex="normal"/>
    </style:style>
    <style:style style:name="P17" style:family="paragraph" style:parent-style-name="Text_20_body">
      <style:text-properties fo:language="es" fo:country="CL" fo:font-style="normal" fo:font-weight="bold" style:font-style-asian="normal" style:font-weight-asian="bold" style:font-style-complex="normal" style:font-weight-complex="bold"/>
    </style:style>
    <style:style style:name="P18" style:family="paragraph" style:parent-style-name="Text_20_body" style:list-style-name="L1">
      <style:text-properties fo:language="es" fo:country="CL" fo:font-style="normal" fo:font-weight="bold" style:font-style-asian="normal" style:font-weight-asian="bold" style:font-style-complex="normal" style:font-weight-complex="bold"/>
    </style:style>
    <style:style style:name="P19" style:family="paragraph" style:parent-style-name="Text_20_body" style:list-style-name="L3">
      <style:text-properties fo:language="es" fo:country="CL"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margin-top="0in" fo:margin-bottom="0.1335in" fo:orphans="2" fo:widows="2" fo:text-indent="0in" style:auto-text-indent="false"/>
    </style:style>
    <style:style style:name="P21" style:family="paragraph" style:parent-style-name="Text_20_body">
      <style:paragraph-properties fo:margin-left="0in" fo:margin-right="0in" fo:margin-top="0in" fo:margin-bottom="0.1335in" fo:orphans="2" fo:widows="2" fo:text-indent="0in" style:auto-text-indent="false"/>
      <style:text-properties fo:font-variant="normal" fo:text-transform="none" fo:color="#24292e" style:font-name="apple-system" fo:font-size="9.60000038146973pt" fo:letter-spacing="normal" fo:font-style="normal" fo:font-weight="normal"/>
    </style:style>
    <style:style style:name="P22" style:family="paragraph" style:parent-style-name="Text_20_body">
      <style:paragraph-properties fo:margin-left="0in" fo:margin-right="0in" fo:margin-top="0in" fo:margin-bottom="0.1335in" fo:text-align="center" style:justify-single-word="false" fo:orphans="2" fo:widows="2" fo:text-indent="0in" style:auto-text-indent="false"/>
      <style:text-properties fo:font-variant="normal" fo:text-transform="none" fo:color="#24292e" style:font-name="apple-system" fo:font-size="9.60000038146973pt" fo:letter-spacing="normal" fo:font-style="normal" fo:font-weight="normal"/>
    </style:style>
    <style:style style:name="P23" style:family="paragraph" style:parent-style-name="Text_20_body">
      <style:paragraph-properties fo:margin-left="0in" fo:margin-right="0in" fo:margin-top="0in" fo:margin-bottom="0.1335in" fo:orphans="2" fo:widows="2" fo:text-indent="0in" style:auto-text-indent="false"/>
      <style:text-properties fo:font-variant="normal" fo:text-transform="none" fo:color="#24292e" style:font-name="apple-system" fo:font-size="9.60000038146973pt" fo:letter-spacing="normal" fo:language="es" fo:country="CL" fo:font-style="normal" fo:font-weight="normal"/>
    </style:style>
    <style:style style:name="P24" style:family="paragraph" style:parent-style-name="Text_20_body">
      <style:paragraph-properties fo:margin-left="0in" fo:margin-right="0in" fo:margin-top="0in" fo:margin-bottom="0in" fo:orphans="2" fo:widows="2" fo:text-indent="0in" style:auto-text-indent="false"/>
      <style:text-properties fo:font-variant="normal" fo:text-transform="none" fo:color="#24292e" style:font-name="apple-system" fo:font-size="9.60000038146973pt" fo:letter-spacing="normal" fo:font-style="normal" fo:font-weight="normal"/>
    </style:style>
    <style:style style:name="P25" style:family="paragraph" style:parent-style-name="Text_20_body">
      <style:paragraph-properties fo:margin-left="0in" fo:margin-right="0in" fo:margin-top="0in" fo:margin-bottom="0in" fo:orphans="2" fo:widows="2" fo:text-indent="0in" style:auto-text-indent="false"/>
      <style:text-properties fo:font-variant="normal" fo:text-transform="none" fo:color="#24292e" style:font-name="apple-system" fo:font-size="9.60000038146973pt" fo:letter-spacing="normal" fo:language="es" fo:country="CL" fo:font-style="normal" fo:font-weight="normal"/>
    </style:style>
    <style:style style:name="P26" style:family="paragraph" style:parent-style-name="Text_20_body" style:list-style-name="L8">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27" style:family="paragraph" style:parent-style-name="Text_20_body" style:list-style-name="L9">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28" style:family="paragraph" style:parent-style-name="Text_20_body" style:list-style-name="L10">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29" style:family="paragraph" style:parent-style-name="Text_20_body" style:list-style-name="L11">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30" style:family="paragraph" style:parent-style-name="Text_20_body" style:list-style-name="L12">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31" style:family="paragraph" style:parent-style-name="Text_20_body" style:list-style-name="L13">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32" style:family="paragraph" style:parent-style-name="Text_20_body" style:list-style-name="L14">
      <style:paragraph-properties fo:margin-top="0in" fo:margin-bottom="0.1335in" fo:orphans="2" fo:widows="2"/>
      <style:text-properties fo:font-variant="normal" fo:text-transform="none" fo:color="#24292e" style:font-name="apple-system" fo:font-size="9.60000038146973pt" fo:letter-spacing="normal" fo:font-style="normal" fo:font-weight="normal"/>
    </style:style>
    <style:style style:name="P33" style:family="paragraph" style:parent-style-name="Text_20_body" style:list-style-name="L6">
      <style:paragraph-properties fo:margin-top="0in" fo:margin-bottom="0.1335in" fo:orphans="2" fo:widows="2"/>
      <style:text-properties fo:font-variant="normal" fo:text-transform="none" fo:color="#24292e" style:font-name="Myriad Pro2" fo:font-size="12pt" fo:letter-spacing="normal" fo:font-style="normal" fo:font-weight="normal" style:font-size-asian="12pt" style:font-size-complex="12pt"/>
    </style:style>
    <style:style style:name="P34" style:family="paragraph" style:parent-style-name="Text_20_body" style:list-style-name="L5">
      <style:paragraph-properties fo:margin-top="0in" fo:margin-bottom="0.1335in" fo:orphans="2" fo:widows="2"/>
      <style:text-properties fo:font-variant="normal" fo:text-transform="none" fo:color="#24292e" style:font-name="Myriad Pro2" fo:font-size="12pt" fo:letter-spacing="normal" fo:font-style="normal" fo:font-weight="normal" style:font-size-asian="12pt" style:font-size-complex="12pt"/>
    </style:style>
    <style:style style:name="P35" style:family="paragraph" style:parent-style-name="Text_20_body" style:list-style-name="L7">
      <style:paragraph-properties fo:margin-top="0in" fo:margin-bottom="0.1335in" fo:orphans="2" fo:widows="2"/>
      <style:text-properties fo:font-variant="normal" fo:text-transform="none" fo:color="#24292e" style:font-name="Myriad Pro2" fo:font-size="12pt" fo:letter-spacing="normal" fo:font-style="normal" fo:font-weight="normal" style:font-size-asian="12pt" style:font-size-complex="12pt"/>
    </style:style>
    <style:style style:name="P36" style:family="paragraph" style:parent-style-name="Text_20_body" style:list-style-name="L15">
      <style:paragraph-properties fo:margin-top="0in" fo:margin-bottom="0.1335in" fo:orphans="2" fo:widows="2"/>
    </style:style>
    <style:style style:name="P37" style:family="paragraph" style:parent-style-name="Text_20_body" style:list-style-name="L16">
      <style:paragraph-properties fo:margin-top="0in" fo:margin-bottom="0.1335in" fo:orphans="2" fo:widows="2"/>
    </style:style>
    <style:style style:name="P38" style:family="paragraph" style:parent-style-name="Text_20_body" style:list-style-name="L17">
      <style:paragraph-properties fo:margin-top="0in" fo:margin-bottom="0.1335in" fo:orphans="2" fo:widows="2"/>
    </style:style>
    <style:style style:name="P39" style:family="paragraph" style:parent-style-name="Text_20_body" style:list-style-name="L18">
      <style:paragraph-properties fo:margin-top="0in" fo:margin-bottom="0.1335in" fo:orphans="2" fo:widows="2"/>
    </style:style>
    <style:style style:name="P40" style:family="paragraph" style:parent-style-name="Text_20_body" style:list-style-name="L6">
      <style:paragraph-properties fo:margin-top="0in" fo:margin-bottom="0.1335in" fo:orphans="2" fo:widows="2"/>
      <style:text-properties style:font-name="Myriad Pro2" fo:font-size="12pt" style:font-size-asian="12pt" style:font-size-complex="12pt"/>
    </style:style>
    <style:style style:name="P41" style:family="paragraph" style:parent-style-name="Text_20_body" style:list-style-name="L5">
      <style:paragraph-properties fo:margin-top="0in" fo:margin-bottom="0.1335in" fo:orphans="2" fo:widows="2"/>
      <style:text-properties style:font-name="Myriad Pro2"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366d6" style:text-line-through-style="none" style:text-underline-style="none" style:text-blinking="false" fo:background-color="transparent"/>
    </style:style>
    <style:style style:name="T4" style:family="text">
      <style:text-properties fo:font-variant="normal" fo:text-transform="none" fo:color="#24292e" style:font-name="apple-system" fo:font-size="9.60000038146973pt" fo:letter-spacing="normal" fo:font-style="normal" fo:font-weight="normal"/>
    </style:style>
    <style:style style:name="T5" style:family="text">
      <style:text-properties fo:font-variant="normal" fo:text-transform="none" fo:color="#24292e" style:font-name="apple-system" fo:font-size="9.60000038146973pt" fo:letter-spacing="normal" fo:font-style="normal" fo:font-weight="bold"/>
    </style:style>
    <style:style style:name="T6" style:family="text">
      <style:text-properties fo:font-variant="normal" fo:text-transform="none" fo:color="#24292e" style:font-name="apple-system" fo:font-size="9.60000038146973pt" fo:letter-spacing="normal" fo:language="es" fo:country="CL" fo:font-style="normal" fo:font-weight="normal"/>
    </style:style>
    <style:style style:name="T7" style:family="text">
      <style:text-properties fo:font-variant="normal" fo:text-transform="none" fo:color="#24292e" fo:font-size="9.60000038146973pt" fo:letter-spacing="normal" fo:font-style="normal" fo:font-weight="normal"/>
    </style:style>
    <style:style style:name="T8" style:family="text">
      <style:text-properties fo:font-variant="normal" fo:text-transform="none" fo:color="#24292e" fo:letter-spacing="normal" fo:font-style="normal" fo:font-weight="normal"/>
    </style:style>
    <style:style style:name="T9" style:family="text">
      <style:text-properties fo:font-variant="normal" fo:text-transform="none" fo:color="#0366d6" style:text-line-through-style="none" style:font-name="apple-system" fo:font-size="9.60000038146973pt" fo:letter-spacing="normal" fo:language="es" fo:country="CL" fo:font-style="normal" style:text-underline-style="none" fo:font-weight="normal" style:text-blinking="false" fo:background-color="transparent"/>
    </style:style>
    <style:style style:name="T10" style:family="text">
      <style:text-properties fo:language="es" fo:country="CL" fo:font-style="normal" fo:font-weight="bold" style:font-style-asian="normal" style:font-weight-asian="bold" style:font-style-complex="normal" style:font-weight-complex="bold"/>
    </style:style>
    <style:style style:name="T11" style:family="text">
      <style:text-properties fo:language="es" fo:country="CL" fo:font-style="normal" fo:font-weight="normal" style:font-style-asian="normal" style:font-weight-asian="normal" style:font-style-complex="normal" style:font-weight-complex="normal"/>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ción</text:h>
      <text:p text:style-name="P20"><text:span text:style-name="T6">El presente documento tratará acerca de dos temas, primeramente realizará un análisis y crítica de un plan estratégico, especificamente el plan estretégico 2016-2020 de CorreosChile. el cual puede ser encontrado en la página web </text:span><text:a xlink:type="simple" xlink:href="http://www.correostransparente.cl/" text:style-name="Internet_20_link" text:visited-style-name="Visited_20_Internet_20_Link">http://www.correostransparente.cl/</text:a><text:span text:style-name="T9"> </text:span><text:span text:style-name="T6">en la sección de memorias. Estas memorias son puestas a disposición pública, ya que CorreosChile es una empresa pública y a la existencia de ley 20.285 Sobre acceso a la información pública.</text:span></text:p>
      <text:p text:style-name="P23">La siguiente parte consistirá en la creación de un plan estratégico. Para la realización de esta parte, se utilizó una empresa ficticia llamada Énizer, orientada a la consultoría e investigación de energías renobables con un fuerte enfasís hacia la excelencia. En esta parte se da una breve explicación de la empresa, para luego hacer un breve levantamiento del lugar donde esta inmersa, explica la necesidad detectada a cubrir, se muestra misión, visión y valores. Para despues ir a la búsqueda de un modelo de negocios, y despues un análisis FODA, para con estos dos últimos elementos, crear y dar coherencia a un plan estratégico, el cual se alimenta de estos dos últimos puntos.</text:p>
      <text:p text:style-name="P25">Este documento busca fines puramente práctico-académicos, y no pretende ser referencia de ninguna índole. Y por estas razones algunos puntos se mantendrán austeros en información para de esa manera transmitir de mejor manera la aplicación de la técnica de revisar, críticar y crear un plan estratégico.</text:p>
      <text:h text:style-name="P1" text:outline-level="1">Estudio de un plan estrategico</text:h>
      <text:h text:style-name="P2" text:outline-level="2">Acerca de CorreosChile</text:h>
      <text:h text:style-name="P3" text:outline-level="3">Identificación de la Empresa </text:h>
      <text:p text:style-name="P4">Razón Social RUT <text:tab/><text:tab/> <text:tab/>Empresa de Correos de Chile</text:p>
      <text:p text:style-name="P4">RUT<text:tab/><text:tab/> <text:tab/><text:tab/> 60.503.000-9</text:p>
      <text:p text:style-name="P4">Nombre Comercial <text:tab/><text:tab/> CorreosChile</text:p>
      <text:p text:style-name="P4">Domicilio<text:tab/><text:tab/><text:tab/>Plaza de Armas 989, Santiago </text:p>
      <text:p text:style-name="P4">Fono Fax <text:tab/><text:tab/><text:tab/>(56 02) 2 956 5000 (56 02) 2 956 1114 </text:p>
      <text:p text:style-name="P4">E-mail <text:tab/><text:tab/><text:tab/><text:tab/>sac@correos.cl</text:p>
      <text:p text:style-name="P4">Sitio Web <text:tab/><text:tab/><text:tab/>www.correos.cl</text:p>
      <text:p text:style-name="P4">Código Postal <text:tab/><text:tab/><text:tab/>832 0096</text:p>
      <text:p text:style-name="P4">Giro principal <text:tab/><text:tab/><text:tab/>Servicios de Distribución de Correspondencia y Paquetería </text:p>
      <text:h text:style-name="P2" text:outline-level="2"><text:soft-page-break/>Misión, visión y valores</text:h>
      <text:h text:style-name="P3" text:outline-level="3">Mision</text:h>
      <text:p text:style-name="P5">CorreosChile es una empresa pública de servicio, de todos los chilenos, que envía y recibe documentos y paquetes en todo Chile y el mundo, con énfasis en calidad, cumpliendo con su promesa de venta, confiabilidad y entrega personalizada. </text:p>
      <text:h text:style-name="P3" text:outline-level="3">Vision</text:h>
      <text:p text:style-name="P5">CorreosChile es una empresa pública que genera crecientemente valor para la sociedad, responsable con sus clientes, sus trabajadores, sus proveedores y la comunidad donde se desenvuelve. Es comparable con las mejores empresas de correos a nivel mundial.</text:p>
      <text:h text:style-name="P3" text:outline-level="3">Valores</text:h>
      <text:h text:style-name="P6" text:outline-level="4">Responsabilidad</text:h>
      <text:p text:style-name="P5">En el cumplimiento del rol social que se traduce en cobertura geográfica, calidad y a precios accesibles con clientes, proveedores, trabajadores y la comunidad en que se desenvuelve.</text:p>
      <text:h text:style-name="P6" text:outline-level="4">Austeridad</text:h>
      <text:p text:style-name="P5">En el uso y la asignación prudente de recursos. </text:p>
      <text:h text:style-name="P6" text:outline-level="4">Compromiso</text:h>
      <text:p text:style-name="P5">De todos los trabajadores en la visión y la misión de la empresa </text:p>
      <text:h text:style-name="P6" text:outline-level="4">Excelencia</text:h>
      <text:p text:style-name="P5">En el cumplimiento de la excelencia operacional y las ofertas explicitadas de servicio para cada cliente. </text:p>
      <text:h text:style-name="P6" text:outline-level="4">Transparencia</text:h>
      <text:p text:style-name="P5">En sus formas de actuar, competir y desempeñarse en la sociedad.</text:p>
      <text:h text:style-name="P6" text:outline-level="4">Sustentabilidad</text:h>
      <text:p text:style-name="P5">Asegurando que los procesos, servicios y operaciones tengan un beneficio positivo para la comunidad y sus trabajadores. En la autogeneración de sus recursos para cumplir con su rol social. </text:p>
      <text:p text:style-name="P13"/>
      <text:h text:style-name="P2" text:outline-level="2"><text:soft-page-break/>Plan estrategico de CorreosChile</text:h>
      <text:p text:style-name="P13">Para inicios del año 2017, Correos Chile, gracias a la ley 20.285 sobre el acceso de la información pública, liberó un resumen del año 2016, acerca de como les fue, y ademas, la presidenta del directorio de CorreosChile, Lysette Henríquez Amestoy, puso por escrito en este resumen por medio de una carta, acerca de los planes estratégicos de CorreosChile, para el periodo 2016-2020.</text:p>
      <text:p text:style-name="P13">Dando un enfasis y un alcance mayor al del gobierno de turno, que es el tiempo que va a pertenecer al directorio, con las intenciones de hacer de CorreosChile – de acuerdo a su visión - una empresa comparable a las mejores empresas de correos a nivel mundial.</text:p>
      <text:p text:style-name="P13">En la carta habla de los siguientes puntos.</text:p>
      <text:h text:style-name="P3" text:outline-level="3">Plan Estrategico</text:h>
      <text:h text:style-name="P6" text:outline-level="4">Emisión de un bono coorporativo</text:h>
      <text:p text:style-name="P5">Dado que con la administración previa dejo una deuda con valor peak de UF 1.202.853 para el 2013, y a su vez un aumento de los costos de recursos humanos de $9.300 millones, producto de una mala negociación colectiva con sus trabajadores en el año 2013. CorreosChile enfrentaba una gran deuda, pero por medio de gestiones, la deuda disminuyo en un 44% para el 2016.</text:p>
      <text:p text:style-name="P5">Con el fin de enfrentar su plan estratégico 2016-2020, se han planteado restructurar su deuda por medio de la emisión de un bono corporativo.</text:p>
      <text:p text:style-name="P8">Utilizar un bono corporativo para lograr financiar las metas del plan estrategico, tomando en consideración la deuda arrastrada por el directorio que les antecedió, es una excelente decisión, ya que este instrumento de inversión permite poder concentrarse en lograr el plan estrategico con mas holgura monetaria.</text:p>
      <text:h text:style-name="P6" text:outline-level="4">Reconversión de cartas a paquetería</text:h>
      <text:p text:style-name="P5">Este aborda, por una parte, hacer la reconversión de cartas a paquetería, teniendo como línea estratégica de desarrollo los envíos derivados del comercio electrónico. Chile ha avanzado mucho en extensión de la banda ancha, en bancarización y “tarjetización”, favoreciéndose mucho con esto el comercio electrónico desde todos los puntos del territorio. </text:p>
      <text:p text:style-name="P8">Acá claramente CorreosChile, esta leyendo el mercado actual, esta considerando su ambiente externo, de manera tal de ofrecer el servicio que busca su visión.</text:p>
      <text:h text:style-name="P6" text:outline-level="4">Avance en definición de su oferta básica</text:h>
      <text:p text:style-name="P5">Garantizará a la población chilena, a través de todo el territorio nacional en materia de cobertura, estándares de calidad y servicios básicos en su carácter de empresa pública. Esos compromisos que se empiezan a implementar ahora hacia el 2020 y se expresan en el llamado Servicio Postal Universal (SPU). Entre estos compromisos cabe mencionar, llegar con cobertura a todas las comunas del país, en localizaciones sobre 5.000 habitantes, tanto con servicios de distribución como de admisión; y en todas las localidades sobre 10.000 habitantes, tener sucursales y, bajo ello, agencias. Esto implica incorporar por lo menos aproximadamente 600.000 habitantes más a la red de atención actual. </text:p>
      <text:p text:style-name="P8">Comprendiendo que su misión es ser una empresa pública al servicio de todos los chilenos, este punto del plan estratégico apunta claramente a reforzar esta caracteristica, para hacerla aun mas presente.</text:p>
      <text:h text:style-name="P6" text:outline-level="4"><text:soft-page-break/>Inversión en tecnología e infraestructura</text:h>
      <text:p text:style-name="P5">No sólo en superar obsolescencia tecnológica actual de la empresa sino también en abordar el desarrollo de nuevos productos y formas de distribuir y admitir mucho más funcionales para nuestros clientes. </text:p>
      <text:p text:style-name="P8">Con este punto, CorreosChile esta apuntando fuertemente hacia el comercio electrónico, el cual ha ido en claro aumento, según sus estudios.</text:p>
      <text:h text:style-name="P6" text:outline-level="4">Desarrollo de Correos en términos estratégicos</text:h>
      <text:p text:style-name="P5">Directorio ha tomado el firme compromiso de concebir el desarrollo de Correos en términos estratégicos, más allá de la duración del Gobierno actual, para garantizar su sustentabilidad y adecuado cumplimiento de su rol público a futuro, superando visiones cortoplacistas. </text:p>
      <text:p text:style-name="P8">Este punto si bien es ideal, es riesgoso para la organización, dado que en su documento de gobernabilidad dicen que los miembros de su directorio tienen una vigencia de 3 años, con la posibilidad de ser re elegidos. Nada garantiza la continuidad de su plan, sobre todo considerando la variabilidad e incertidumbre política del país.</text:p>
      <text:h text:style-name="P3" text:outline-level="3">Análisis FODA</text:h>
      <text:p text:style-name="P13">El siguiente análisis, se realizará sobre supuestos, con motivos académicos y puede no representar la realidad fehacientemente, es un opión y una visión del grupo de trabajo dueño de este documento. Basado sobre la experiencia y no sobre hechos y cifras concretas. Sobra con decir que la realización de este análisis y cualquier otro se debe realizar con respaldos estadísticos y bibliográficos.</text:p>
      <text:h text:style-name="P6" text:outline-level="4">Análisis interno</text:h>
      <text:h text:style-name="P9" text:outline-level="5">Fortalezas</text:h>
      <text:list xml:id="list3997304966356905772" text:style-name="L1">
        <text:list-item>
          <text:p text:style-name="P14"><text:span text:style-name="T1">F1</text:span>: <text:s/>Se cuenta con una gran infrestructura nivel país con diversas sucursales a lo largo de Chile.</text:p>
        </text:list-item>
        <text:list-item>
          <text:p text:style-name="P18">F2<text:span text:style-name="T2">: Se cuenta con gran prestigio producto de la cantidad de años en funcionamiento</text:span></text:p>
        </text:list-item>
      </text:list>
      <text:h text:style-name="P10" text:outline-level="5">Debilidades</text:h>
      <text:list xml:id="list280477741900266566" text:style-name="L2">
        <text:list-item>
          <text:p text:style-name="P15"><text:span text:style-name="T1">D1</text:span><text:span text:style-name="T2">: Gran deuda con instituciones bancarias.</text:span></text:p>
        </text:list-item>
        <text:list-item>
          <text:p text:style-name="P15"><text:span text:style-name="T1">D2</text:span><text:span text:style-name="T2">: Costos de recursos humanos excesivamente altos.</text:span></text:p>
        </text:list-item>
      </text:list>
      <text:h text:style-name="P7" text:outline-level="4">Análisis externo</text:h>
      <text:h text:style-name="P10" text:outline-level="5">Oportunidades</text:h>
      <text:list xml:id="list7778424479332959597" text:style-name="L3">
        <text:list-item>
          <text:p text:style-name="P19">O1<text:span text:style-name="T2">: El aumento de las compras online tanto a nivel nacional como internacional, y la necesidad de transportar las especias compradas.</text:span></text:p>
        </text:list-item>
      </text:list>
      <text:h text:style-name="P11" text:outline-level="5">Amenazas</text:h>
      <text:list xml:id="list3712162646153628291" text:style-name="L4">
        <text:list-item>
          <text:p text:style-name="P16"><text:span text:style-name="T1">A1</text:span><text:span text:style-name="T2">: La inclusión en el país de grandes empresas de correo.</text:span></text:p>
        </text:list-item>
        <text:list-item>
          <text:p text:style-name="P12"><text:span text:style-name="T10">A2</text:span><text:span text:style-name="T11">: Las fluctuaciones económicas tienen un gran impacto la cantidad de correos y paquetes </text:span><text:soft-page-break/><text:span text:style-name="T11">enviados, lo cual reduce los ingresos.</text:span></text:p>
        </text:list-item>
      </text:list>
      <text:h text:style-name="Heading_20_2" text:outline-level="2"><text:span text:style-name="T2">Acerca de la empresa</text:span></text:h>
      <text:p text:style-name="Text_20_body">Énizer es una empresa chilena de investigación y asesoramiento de tecnologías de energías renovables, con una fuerte convicción de que las energías de combustión deben ser reemplazadas en su mayor medida. Énizer busca ser un referente latino americano, en cuanto el uso e investigación de energías renovables.</text:p>
      <text:h text:style-name="Heading_20_3" text:outline-level="3"><text:bookmark text:name="user-content-acerca-de-su-origen"/>Acerca de su origen</text:h>
      <text:p text:style-name="Text_20_body">Énizer se forma en Chile, un país privilegiado en posibilidades de generación de energías renovables (http://www.energia.gob.cl/energias-renovables), cuenta con la radiación solar más alta del mundo, fuertes vientos de norte a sur para desarrollar energía eólica, un tremendo potencial de energía marina en sus costas, gran capacidad para desarrollar biogás y un recurso geotérmico a lo largo de su cordillera. Para el 21 de Abril del año 2017, el diario nacional La Tercera, público un árticulo en el cual contenía la siguiente infografía, esta muestra como esta distribuida a la fecha la matriz energética Chilena.</text:p>
      <text:p text:style-name="P22"><draw:a xlink:type="simple" xlink:href="https://github.com/pigant/Nota2_tata/blob/master/imagenes/matriz_energetica.png" office:target-frame-name="_blank" xlink:show="new"><draw:frame draw:style-name="fr1" draw:name="gráficos1" text:anchor-type="paragraph" svg:x="0.5346in" svg:y="0.1307in" svg:width="5.6335in" svg:height="4.8256in" draw:z-index="0"><draw:image xlink:href="https://github.com/pigant/Nota2_tata/raw/master/imagenes/matriz_energetica.png" xlink:type="simple" xlink:show="embed" xlink:actuate="onLoad"/></draw:frame></draw:a><text:a xlink:type="simple" xlink:href="http://www.latercera.com/noticia/17-la-energia-producida-chile-proviene-fuentes-renovables-no-convencionales/" text:style-name="Internet_20_link" text:visited-style-name="Visited_20_Internet_20_Link"><text:span text:style-name="T3">Imagen obtenida de La Tercera</text:span></text:a></text:p>
      <text:p text:style-name="Text_20_body">En esta imagen podemos percatarnos, que si bien es cierto existen energías renovables en uso, aun falta bastante para lograr dejar la dependencia de los hidrocarburos.</text:p>
      <text:h text:style-name="Heading_20_3" text:outline-level="3"><text:bookmark text:name="user-content-necesidad-a-cubrir"/>Necesidad a cubrir</text:h>
      <text:p text:style-name="Text_20_body">Dado que Chile esta buscando dejar su dependencia de los hidrocarburos, y en Énizer se cree firmemente <text:soft-page-break/>que esto debe ser así. Énizer busca contribuir a este objetivo país y lograr que el país sea visto como un referente a seguir en materias energéticas.</text:p>
      <text:h text:style-name="Heading_20_3" text:outline-level="3"><text:bookmark text:name="user-content-misión"/>Misión</text:h>
      <text:p text:style-name="Text_20_body">Buscamos ser un lider y un referente en el mercado para el diseño, investigación y desarrollo de energías renovables. Enfocados en la excelencia de nuestros procesos de investigación y desarrollo, queremos entregar el mejor servicio en el área de las energías renovables.</text:p>
      <text:h text:style-name="Heading_20_3" text:outline-level="3"><text:bookmark text:name="user-content-visión"/>Visión</text:h>
      <text:p text:style-name="Text_20_body">Énizer es una empresa referente en latino américa en la generación e investigación de energías renovables. con un fuerte énfasis en la excelencia y contribución con el medio ambiente.</text:p>
      <text:h text:style-name="Heading_20_3" text:outline-level="3"><text:bookmark text:name="user-content-valores"/>Valores</text:h>
      <text:h text:style-name="Heading_20_4" text:outline-level="4"><text:bookmark text:name="user-content-excelencia"/>Excelencia</text:h>
      <text:p text:style-name="Text_20_body">Sea investigación como implementación, se operará con los máximos estándares, para lograr obtener los mejores resultados.</text:p>
      <text:h text:style-name="Heading_20_4" text:outline-level="4"><text:bookmark text:name="user-content-concientes-con-el-medio-ambiente"/>Concientes con el medio ambiente</text:h>
      <text:p text:style-name="Text_20_body">Conciencia con el medio ambiente y con la situación desfavorable que el uso de los hidrocarburos nos provocan.</text:p>
      <text:h text:style-name="Heading_20_3" text:outline-level="3"><text:bookmark text:name="user-content-acerca-de-la-estrategia"/>Acerca de la estrategia</text:h>
      <text:h text:style-name="Heading_20_4" text:outline-level="4"><text:bookmark text:name="user-content-propuesta-de-valor"/>Propuesta de valor</text:h>
      <text:list xml:id="list7547703766015998890" text:style-name="L5">
        <text:list-item>
          <text:p text:style-name="P34">Desarrollo y asesoramiento de excelencia en tecnologías renovables.</text:p>
        </text:list-item>
        <text:list-item>
          <text:p text:style-name="P41"><text:span text:style-name="T8">Generación de optimizaciones en el uso de energías renovables por medio de la investigación.</text:span></text:p>
        </text:list-item>
      </text:list>
      <text:h text:style-name="Heading_20_4" text:outline-level="4"><text:bookmark text:name="user-content-clientes-y-usuarios"/>Clientes y usuarios</text:h>
      <text:list xml:id="list6647318441515264954" text:style-name="L6">
        <text:list-item>
          <text:p text:style-name="P33">Gobiernos interesados en la implementación de políticas energéticas renovables e industrias interesadas en la generación</text:p>
        </text:list-item>
        <text:list-item>
          <text:p text:style-name="P40"><text:span text:style-name="T8">De implementarlo una industria, los usuarios serán la misma industria y sus clientes, de ser el gobierno, serán a quien este dirigido por los objetivos del gobierno en particular (Uso militar, industrial, comercial o país)</text:span></text:p>
        </text:list-item>
      </text:list>
      <text:h text:style-name="Heading_20_4" text:outline-level="4"><text:bookmark text:name="user-content-canales-de-comunicación"/>Canales de comunicación</text:h>
      <text:list xml:id="list5776873122773568240" text:style-name="L7">
        <text:list-item>
          <text:p text:style-name="P35">Foros de energía renovables.</text:p>
        </text:list-item>
        <text:list-item>
          <text:p text:style-name="P35">Página web.</text:p>
        </text:list-item>
        <text:list-item>
          <text:p text:style-name="P35"><text:soft-page-break/>Publicidad.</text:p>
        </text:list-item>
        <text:list-item>
          <text:p text:style-name="P35">Lobby.</text:p>
        </text:list-item>
      </text:list>
      <text:h text:style-name="Heading_20_4" text:outline-level="4"><text:bookmark text:name="user-content-aliados-estratégicos"/>Aliados estratégicos</text:h>
      <text:list xml:id="list3470000147501635778" text:style-name="L8">
        <text:list-item>
          <text:p text:style-name="P26">Ministerios de energía.</text:p>
        </text:list-item>
        <text:list-item>
          <text:p text:style-name="P26">Universidades.</text:p>
        </text:list-item>
      </text:list>
      <text:h text:style-name="Heading_20_4" text:outline-level="4"><text:bookmark text:name="user-content-ingresos"/>Ingresos</text:h>
      <text:list xml:id="list6169611806094389140" text:style-name="L9">
        <text:list-item>
          <text:p text:style-name="P27">Por medio de consultorias.</text:p>
        </text:list-item>
        <text:list-item>
          <text:p text:style-name="P27">Por medio de venta de tecnología patentada por Énizer.</text:p>
        </text:list-item>
      </text:list>
      <text:h text:style-name="Heading_20_4" text:outline-level="4"><text:bookmark text:name="user-content-egresos"/>Egresos</text:h>
      <text:list xml:id="list3358496876148414537" text:style-name="L10">
        <text:list-item>
          <text:p text:style-name="P28">Pago de arriendos de espacios de trabajo.</text:p>
        </text:list-item>
        <text:list-item>
          <text:p text:style-name="P28">Pago en investigación y desarrollo.</text:p>
        </text:list-item>
        <text:list-item>
          <text:p text:style-name="P28">Pago de patentes.</text:p>
        </text:list-item>
      </text:list>
      <text:h text:style-name="Heading_20_3" text:outline-level="3"><text:bookmark text:name="user-content-areas-de-interés-estratégico"/>Areas de interés estratégico</text:h>
      <text:p text:style-name="P21">Las areas en la que Énizer se concentrará son las siguientes:</text:p>
      <text:list xml:id="list3821127083393722685" text:style-name="L11">
        <text:list-item>
          <text:p text:style-name="P29"><text:s/>Investigación: Con el objetivo de crear tecnología patentada</text:p>
        </text:list-item>
        <text:list-item>
          <text:p text:style-name="P29"><text:s/>Relaciones públicas: Con el fin de conseguir buenas relaciones con universidades y ministerios de energía.</text:p>
        </text:list-item>
        <text:list-item>
          <text:p text:style-name="P29"><text:s/>Consultorias: Con el fin de entregar soluciones de calidad y adecuadas al contexto.</text:p>
        </text:list-item>
      </text:list>
      <text:h text:style-name="Heading_20_3" text:outline-level="3"><text:bookmark text:name="user-content-objetivos-estratégicos"/>Objetivos estratégicos</text:h>
      <text:h text:style-name="Heading_20_4" text:outline-level="4"><text:bookmark text:name="user-content-objetivos-en-investigación"/>Objetivos en investigación</text:h>
      <text:list xml:id="list760763886364197274" text:style-name="L12">
        <text:list-item>
          <text:p text:style-name="P30"><text:s/>Innovar en energías renovables.</text:p>
        </text:list-item>
        <text:list-item>
          <text:p text:style-name="P30"><text:s/>Creación de patentes que tengan relación con energías renovables.</text:p>
        </text:list-item>
      </text:list>
      <text:h text:style-name="Heading_20_4" text:outline-level="4"><text:bookmark text:name="user-content-objetivos-en-relaciones-públicas"/>Objetivos en relaciones públicas</text:h>
      <text:list xml:id="list9203684418827229105" text:style-name="L13">
        <text:list-item>
          <text:p text:style-name="P31"><text:s/>Crear y mantener relaciones con universidades.</text:p>
        </text:list-item>
        <text:list-item>
          <text:p text:style-name="P31"><text:s/>Crear y mantener relaciones con gobiernos.</text:p>
        </text:list-item>
      </text:list>
      <text:h text:style-name="Heading_20_4" text:outline-level="4"><text:bookmark text:name="user-content-objetivos-en-consultorias"/>Objetivos en consultorias</text:h>
      <text:list xml:id="list3262792410777703090" text:style-name="L14">
        <text:list-item>
          <text:p text:style-name="P32"><text:s/>Entregar las mejores consultorías.</text:p>
        </text:list-item>
        <text:list-item>
          <text:p text:style-name="P32"><text:s/>Capacitación continua del personal.</text:p>
        </text:list-item>
      </text:list>
      <text:h text:style-name="Heading_20_3" text:outline-level="3"><text:bookmark text:name="user-content-análisis-foda"/><text:soft-page-break/>Análisis FODA</text:h>
      <text:h text:style-name="Heading_20_4" text:outline-level="4"><text:bookmark text:name="user-content-análisis-interno"/>Análisis interno</text:h>
      <text:h text:style-name="Heading_20_5" text:outline-level="5"><text:bookmark text:name="user-content-fortalezas"/>Fortalezas</text:h>
      <text:list xml:id="list4286804994077221462" text:style-name="L15">
        <text:list-item>
          <text:p text:style-name="P36"><text:span text:style-name="Strong_20_Emphasis"><text:span text:style-name="T5">F1</text:span></text:span><text:span text:style-name="T4">: Fuerte convicción acerca de que el cambio hacia energías renovables hay que realizarlo con excelencia.</text:span></text:p>
        </text:list-item>
      </text:list>
      <text:h text:style-name="Heading_20_5" text:outline-level="5"><text:bookmark text:name="user-content-debilidades"/>Debilidades</text:h>
      <text:list xml:id="list4281639483399172558" text:style-name="L16">
        <text:list-item>
          <text:p text:style-name="P37"><text:span text:style-name="Strong_20_Emphasis"><text:span text:style-name="T5">D1</text:span></text:span><text:span text:style-name="T4">: Pocos contactos con universidades y gobiernos.</text:span></text:p>
        </text:list-item>
      </text:list>
      <text:h text:style-name="Heading_20_4" text:outline-level="4"><text:bookmark text:name="user-content-análisis-externo"/>Análisis externo</text:h>
      <text:h text:style-name="Heading_20_5" text:outline-level="5"><text:bookmark text:name="user-content-oportunidades"/>Oportunidades</text:h>
      <text:list xml:id="list7225211533445224463" text:style-name="L17">
        <text:list-item>
          <text:p text:style-name="P38"><text:span text:style-name="Strong_20_Emphasis"><text:span text:style-name="T5">O1</text:span></text:span><text:span text:style-name="T4">: Tendencia de dejar las energías obtenidas por hidrocarburos, por energías renobables.</text:span></text:p>
        </text:list-item>
      </text:list>
      <text:h text:style-name="Heading_20_5" text:outline-level="5"><text:bookmark text:name="user-content-amenazas"/>Amenazas</text:h>
      <text:list xml:id="list7384762683555564130" text:style-name="L18">
        <text:list-item>
          <text:p text:style-name="P39"><text:span text:style-name="Strong_20_Emphasis"><text:span text:style-name="T5">A1</text:span></text:span><text:span text:style-name="T4">: Gobierno cambie su política a solo uso de hidrocarburos por motivos políticos.</text:span></text:p>
        </text:list-item>
      </text:list>
      <text:h text:style-name="Heading_20_3" text:outline-level="3"><text:bookmark text:name="user-content-plan-estratégico"/>Plan estratégico</text:h>
      <text:h text:style-name="Heading_20_5" text:outline-level="5"><text:bookmark text:name="user-content-inversión-en-capacitaciones"/>Inversión en capacitaciones</text:h>
      <text:p text:style-name="P21">Cada persona contratada, independiente de su nivel de conocimiento y expertis, será capacitada en los diferentes conocimientos de cada una de las energías renovables, con el objetivo de dar las mejores consultorias y lograr los avances más significativos en en investigación.</text:p>
      <text:h text:style-name="Heading_20_5" text:outline-level="5"><text:bookmark text:name="user-content-creación-de-imagen-corporativa"/>Creación de imagen corporativa</text:h>
      <text:p text:style-name="P24">Crear y mantener las relaciones con gobiernos y universidades en base de una imagen de una corporación de excelencia y confiable, para de esa manera conseguir financiamiento para investigación e ingreso monetario por medio de consultorias especializadas.</text:p>
      <text:p text:style-name="P17"><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yriad Pro2"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Myriad Pro Cond" svg:font-family="'Myriad Pro Cond'" style:font-adornments="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background-color="transparent">
        <style:tab-stops/>
        <style:background-image/>
      </style:paragraph-properties>
      <style:text-properties style:font-name="Myriad Pro" fo:font-size="11pt" fo:font-style="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color="#ff33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ff3333"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fo:padding="0.0201in" fo:border-left="0.0555in solid #e6e6ff" fo:border-right="none" fo:border-top="none" fo:border-bottom="none" style:shadow="none"/>
      <style:text-properties style:font-name="Myriad Pro Cond"/>
    </style:style>
    <style:style style:name="Heading_20_4" style:display-name="Heading 4" style:family="paragraph" style:parent-style-name="Heading" style:next-style-name="Text_20_body" style:default-outline-level="4" style:class="text">
      <style:text-properties fo:color="#ff3333" fo:font-size="11pt" fo:font-style="italic" fo:font-weight="bold" style:font-size-asian="85%" style:font-style-asian="italic" style:font-weight-asian="bold" style:font-size-complex="85%" style:font-style-complex="italic" style:font-weight-complex="bold"/>
    </style:style>
    <style:style style:name="critica" style:family="paragraph" style:parent-style-name="Text_20_body" style:auto-update="true">
      <style:paragraph-properties fo:background-color="#eeeeee" fo:padding="0.0201in" fo:border-left="none" fo:border-right="none" fo:border-top="0.0138in solid #000000" fo:border-bottom="0.0138in solid #000000" style:shadow="none">
        <style:background-image/>
      </style:paragraph-properties>
    </style:style>
    <style:style style:name="Heading_20_5" style:display-name="Heading 5" style:family="paragraph" style:parent-style-name="Heading" style:next-style-name="Text_20_body" style:default-outline-level="5" style:class="text">
      <style:text-properties fo:color="#ff3333" style:font-name="Myriad Pro1" fo:font-size="10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30T17:25:59.16</meta:creation-date>
    <dc:date>2017-10-01T09:13:48.74</dc:date>
    <meta:editing-duration>PT46M8S</meta:editing-duration>
    <meta:editing-cycles>5</meta:editing-cycles>
    <meta:generator>OpenOffice/4.1.1$Win32 OpenOffice.org_project/411m6$Build-9775</meta:generator>
    <meta:document-statistic meta:table-count="0" meta:image-count="1" meta:object-count="0" meta:page-count="8" meta:paragraph-count="140" meta:word-count="2060" meta:character-count="13194"/>
  </office:meta>
</office:document-meta>
</file>